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4.37pt" svg:height="297.41pt" svg:x="762.55pt" svg:y="54.2pt">
            <loext:p draw:notify-on-update-of-ranges="Sheet1.I9:Sheet1.I9 Sheet1.I9:Sheet1.I11 Sheet1.J9:Sheet1.J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as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stancia</text:p>
          </table:table-cell>
          <table:table-cell office:value-type="string" calcext:value-type="string">
            <text:p>angulo</text:p>
          </table:table-cell>
          <table:table-cell/>
          <table:table-cell office:value-type="string" calcext:value-type="string">
            <text:p>desplazad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ferengi</text:p>
          </table:table-cell>
          <table:table-cell office:value-type="string" calcext:value-type="string">
            <text:p>Ferengi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MOD([.$E$5]*[.F9];360)" office:value-type="float" office:value="291" calcext:value-type="float">
            <text:p>291</text:p>
          </table:table-cell>
          <table:table-cell table:formula="of:=[.G9]/180" office:value-type="float" office:value="1.61666666666667" calcext:value-type="float">
            <text:p>1.6166666667</text:p>
          </table:table-cell>
          <table:table-cell table:style-name="ce1" table:formula="of:=COS(PI()*([.G9]/180))*[.$D9]" office:value-type="float" office:value="179.18397477265" calcext:value-type="float">
            <text:p>179.18</text:p>
          </table:table-cell>
          <table:table-cell table:style-name="ce1" table:formula="of:=SIN(PI()*([.G9]/180))*[.$D9]" office:value-type="float" office:value="-466.790213248601" calcext:value-type="float">
            <text:p>-466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soide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-3" calcext:value-type="float">
            <text:p>-3</text:p>
          </table:table-cell>
          <table:table-cell table:formula="of:=MOD([.$E$5]*[.F10];360)" office:value-type="float" office:value="153" calcext:value-type="float">
            <text:p>153</text:p>
          </table:table-cell>
          <table:table-cell/>
          <table:table-cell table:style-name="ce1" table:formula="of:=COS(PI()*([.G10]/180))*[.$D10]" office:value-type="float" office:value="-1782.01304837674" calcext:value-type="float">
            <text:p>-1782.01</text:p>
          </table:table-cell>
          <table:table-cell table:style-name="ce1" table:formula="of:=SIN(PI()*([.G10]/180))*[.$D10]" office:value-type="float" office:value="907.980999479094" calcext:value-type="float">
            <text:p>907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ulcan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MOD([.$E$5]*[.F11];360)" office:value-type="float" office:value="345" calcext:value-type="float">
            <text:p>345</text:p>
          </table:table-cell>
          <table:table-cell/>
          <table:table-cell table:style-name="ce1" table:formula="of:=COS(PI()*([.G11]/180))*[.$D11]" office:value-type="float" office:value="965.925826289068" calcext:value-type="float">
            <text:p>965.93</text:p>
          </table:table-cell>
          <table:table-cell table:style-name="ce1" table:formula="of:=SIN(PI()*([.G11]/180))*[.$D11]" office:value-type="float" office:value="-258.819045102521" calcext:value-type="float">
            <text:p>-258.8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8:30:30.786134476</meta:creation-date>
    <dc:date>2018-03-05T19:19:38.330660943</dc:date>
    <meta:editing-duration>PT7M56S</meta:editing-duration>
    <meta:editing-cycles>1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-2500" chart:maximum="2500" chart:origin="0" chart:interval-major="5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83cm" svg:height="10.493cm" xlink:href=".." xlink:type="simple" chart:class="chart:scatter" chart:style-name="ch1">
        <chart:legend chart:legend-position="end" svg:x="14.695cm" svg:y="4.947cm" style:legend-expansion="high" chart:style-name="ch2"/>
        <chart:plot-area chart:style-name="ch3" table:cell-range-address="Sheet1.I9:Sheet1.J11" chart:data-source-has-labels="row" svg:x="-0.213cm" svg:y="0.304cm" svg:width="13.912cm" svg:height="10.005cm">
          <chartooo:coordinate-region svg:x="0.864cm" svg:y="0.503cm" svg:width="12.695cm" svg:height="9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9:Sheet1.J11" loext:label-string="all" chart:class="chart:scatter">
            <chart:domain table:cell-range-address="Sheet1.I9:Sheet1.I1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18397477265">
                <text:p>179.18397477265</text:p>
                <draw:g>
                  <svg:desc>Sheet1.I9:Sheet1.I11</svg:desc>
                </draw:g>
              </table:table-cell>
              <table:table-cell office:value-type="float" office:value="-466.790213248601">
                <text:p>-466.790213248601</text:p>
                <draw:g>
                  <svg:desc>Sheet1.J9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82.01304837674">
                <text:p>-1782.01304837674</text:p>
              </table:table-cell>
              <table:table-cell office:value-type="float" office:value="907.980999479094">
                <text:p>907.980999479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5.925826289068">
                <text:p>965.925826289068</text:p>
              </table:table-cell>
              <table:table-cell office:value-type="float" office:value="-258.819045102521">
                <text:p>-258.819045102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